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ue Date</text:p>
          </table:table-cell>
          <table:table-cell office:value-type="string" calcext:value-type="string">
            <text:p>invoice</text:p>
          </table:table-cell>
          <table:table-cell table:style-name="Default" office:value-type="string" calcext:value-type="string">
            <text:p>Penalty per D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3-24" calcext:value-type="date">
            <text:p>2025-03-24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7-02-02" calcext:value-type="date">
            <text:p>2027-02-02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02-05-26" calcext:value-type="date">
            <text:p>2002-05-26</text:p>
          </table:table-cell>
          <table:table-cell office:value-type="float" office:value="300" calcext:value-type="float">
            <text:p>300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05-04-13" calcext:value-type="date">
            <text:p>2005-04-13</text:p>
          </table:table-cell>
          <table:table-cell office:value-type="float" office:value="400" calcext:value-type="float">
            <text:p>400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date" office:date-value="2010-07-24" calcext:value-type="date">
            <text:p>2010-07-24</text:p>
          </table:table-cell>
          <table:table-cell office:value-type="float" office:value="500" calcext:value-type="float">
            <text:p>500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1:31:34.363473100</meta:creation-date>
    <dc:date>2026-03-24T11:59:37.289752500</dc:date>
    <meta:editing-duration>PT28M2S</meta:editing-duration>
    <meta:editing-cycles>3</meta:editing-cycles>
    <meta:generator>LibreOffice/26.2.1.2$Windows_X86_64 LibreOffice_project/620$Build-2</meta:generator>
    <meta:document-statistic meta:table-count="1" meta:cell-count="26" meta:object-count="0"/>
  </office:meta>
</office:document-meta>
</file>